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weight="bold" style:font-weight-asian="bold" style:font-weight-complex="bold"/>
    </style:style>
    <style:style style:name="T1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2" draw:layer="layout" svg:width="15.479cm" svg:height="7.805cm" svg:x="0.021cm" svg:y="13.096cm">
          <draw:image xlink:href="../../../../../../../../Desktop/Screen%20shot%202010-10-03%20at%2019.19.14.png" xlink:type="simple" xlink:show="embed" xlink:actuate="onLoad">
            <text:p/>
          </draw:image>
        </draw:frame>
        <draw:frame draw:style-name="gr1" draw:text-style-name="P1" draw:id="id1" draw:layer="layout" svg:width="15.459cm" svg:height="9.683cm" svg:x="0.041cm" svg:y="0cm">
          <draw:image xlink:href="../../../../../../../../Desktop/Screen%20shot%202010-10-03%20at%2019.19.03.png" xlink:type="simple" xlink:show="embed" xlink:actuate="onLoad">
            <text:p/>
          </draw:image>
        </draw:frame>
        <draw:connector draw:style-name="gr2" draw:text-style-name="P2" draw:layer="layout" svg:x1="7.77cm" svg:y1="9.683cm" svg:x2="7.76cm" svg:y2="13.096cm" draw:start-shape="id1" draw:end-shape="id2" svg:d="m7770 9683v1707h-10v1706">
          <text:p text:style-name="P2"><text:span text:style-name="T1">mapping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3T19:19:57</meta:creation-date>
    <dc:date>2010-10-03T19:26:51</dc:date>
    <meta:editing-duration>PT00H06M57S</meta:editing-duration>
    <meta:editing-cycles>2</meta:editing-cycles>
    <meta:generator>OpenOffice.org/3.2$Unix OpenOffice.org_project/320m12$Build-9483</meta:generator>
    <meta:document-statistic meta:object-count="3"/>
  </office:meta>
</office:document-meta>
</file>